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af04" officeooo:paragraph-rsid="0005af04" style:language-asian="ja" style:country-asian="JP"/>
    </style:style>
    <style:style style:name="P2" style:family="paragraph" style:parent-style-name="Standard">
      <style:text-properties officeooo:rsid="0005af04" officeooo:paragraph-rsid="00071185" style:language-asian="ja" style:country-asian="JP"/>
    </style:style>
    <style:style style:name="P3" style:family="paragraph" style:parent-style-name="Standard">
      <style:text-properties officeooo:rsid="0005af04" officeooo:paragraph-rsid="000ba82c" style:language-asian="ja" style:country-asian="JP"/>
    </style:style>
    <style:style style:name="P4" style:family="paragraph" style:parent-style-name="Standard">
      <style:text-properties officeooo:rsid="0005af04" officeooo:paragraph-rsid="000ceb12" style:language-asian="ja" style:country-asian="JP"/>
    </style:style>
    <style:style style:name="P5" style:family="paragraph" style:parent-style-name="Standard">
      <style:text-properties officeooo:rsid="000af3ea" officeooo:paragraph-rsid="000af3ea" style:language-asian="ja" style:country-asian="JP"/>
    </style:style>
    <style:style style:name="P6" style:family="paragraph" style:parent-style-name="Standard">
      <style:text-properties officeooo:rsid="000909f7" officeooo:paragraph-rsid="000909f7" style:language-asian="ja" style:country-asian="JP"/>
    </style:style>
    <style:style style:name="P7" style:family="paragraph" style:parent-style-name="Standard">
      <style:text-properties officeooo:rsid="000ba82c" officeooo:paragraph-rsid="000ba82c" style:language-asian="ja" style:country-asian="JP"/>
    </style:style>
    <style:style style:name="P8" style:family="paragraph" style:parent-style-name="Standard">
      <style:text-properties officeooo:rsid="0010cbf7" officeooo:paragraph-rsid="0010cbf7" style:language-asian="ja" style:country-asian="JP"/>
    </style:style>
    <style:style style:name="P9" style:family="paragraph" style:parent-style-name="Standard">
      <style:text-properties officeooo:rsid="0012863b" officeooo:paragraph-rsid="0012863b" style:language-asian="ja" style:country-asian="JP"/>
    </style:style>
    <style:style style:name="P10" style:family="paragraph" style:parent-style-name="Standard">
      <style:text-properties officeooo:rsid="001430a9" officeooo:paragraph-rsid="001430a9" style:language-asian="ja" style:country-asian="JP"/>
    </style:style>
    <style:style style:name="P11" style:family="paragraph" style:parent-style-name="Standard">
      <style:text-properties officeooo:rsid="00181578" officeooo:paragraph-rsid="00181578" style:language-asian="ja" style:country-asian="JP"/>
    </style:style>
    <style:style style:name="P12" style:family="paragraph" style:parent-style-name="Standard">
      <style:text-properties officeooo:rsid="001c564d" officeooo:paragraph-rsid="001c564d" style:language-asian="ja" style:country-asian="JP"/>
    </style:style>
    <style:style style:name="P13" style:family="paragraph" style:parent-style-name="Standard">
      <style:text-properties officeooo:rsid="001c9d80" officeooo:paragraph-rsid="001c9d80" style:language-asian="ja" style:country-asian="JP"/>
    </style:style>
    <style:style style:name="P14" style:family="paragraph" style:parent-style-name="Standard">
      <style:text-properties officeooo:rsid="001debe3" officeooo:paragraph-rsid="001debe3" style:language-asian="ja" style:country-asian="JP"/>
    </style:style>
    <style:style style:name="P15" style:family="paragraph" style:parent-style-name="Standard">
      <style:text-properties officeooo:rsid="001fa06d" officeooo:paragraph-rsid="001fa06d" style:language-asian="ja" style:country-asian="JP"/>
    </style:style>
    <style:style style:name="P16" style:family="paragraph" style:parent-style-name="Standard">
      <style:text-properties officeooo:rsid="0022c040" officeooo:paragraph-rsid="0022c040" style:language-asian="ja" style:country-asian="JP"/>
    </style:style>
    <style:style style:name="P17" style:family="paragraph" style:parent-style-name="Standard">
      <style:text-properties style:text-position="sub 58%" officeooo:rsid="000ba82c" officeooo:paragraph-rsid="000ba82c" style:language-asian="ja" style:country-asian="JP"/>
    </style:style>
    <style:style style:name="P18" style:family="paragraph" style:parent-style-name="Standard">
      <style:text-properties officeooo:paragraph-rsid="00181578"/>
    </style:style>
    <style:style style:name="P19" style:family="paragraph" style:parent-style-name="Standard">
      <style:paragraph-properties fo:break-before="page"/>
      <style:text-properties officeooo:rsid="0005af04" officeooo:paragraph-rsid="00071185" style:language-asian="ja" style:country-asian="JP"/>
    </style:style>
    <style:style style:name="P20" style:family="paragraph" style:parent-style-name="Standard" style:list-style-name="L1">
      <style:text-properties officeooo:paragraph-rsid="00181578"/>
    </style:style>
    <style:style style:name="P21" style:family="paragraph" style:parent-style-name="Standard" style:list-style-name="L1">
      <style:text-properties style:text-position="sub 58%" officeooo:rsid="00181578" officeooo:paragraph-rsid="00181578" style:language-asian="ja" style:country-asian="JP"/>
    </style:style>
    <style:style style:name="P22" style:family="paragraph" style:parent-style-name="Standard" style:list-style-name="L1">
      <style:text-properties officeooo:rsid="00181578" officeooo:paragraph-rsid="00181578" style:language-asian="ja" style:country-asian="JP"/>
    </style:style>
    <style:style style:name="P23" style:family="paragraph" style:parent-style-name="Standard" style:list-style-name="L2">
      <style:text-properties officeooo:rsid="001debe3" officeooo:paragraph-rsid="001debe3" style:language-asian="ja" style:country-asian="JP"/>
    </style:style>
    <style:style style:name="P24" style:family="paragraph" style:parent-style-name="Standard" style:list-style-name="L3">
      <style:text-properties officeooo:rsid="001fa06d" officeooo:paragraph-rsid="001fa06d" style:language-asian="ja" style:country-asian="JP"/>
    </style:style>
    <style:style style:name="P25" style:family="paragraph" style:parent-style-name="Standard" style:list-style-name="L4">
      <style:text-properties officeooo:rsid="002179b3" officeooo:paragraph-rsid="002179b3" style:language-asian="ja" style:country-asian="JP"/>
    </style:style>
    <style:style style:name="P26" style:family="paragraph" style:parent-style-name="Standard" style:list-style-name="L4">
      <style:text-properties officeooo:rsid="0022449e" officeooo:paragraph-rsid="0022449e" style:language-asian="ja" style:country-asian="JP"/>
    </style:style>
    <style:style style:name="P27" style:family="paragraph" style:parent-style-name="Standard" style:list-style-name="L5">
      <style:text-properties officeooo:rsid="000909f7" officeooo:paragraph-rsid="000909f7" style:language-asian="ja" style:country-asian="JP"/>
    </style:style>
    <style:style style:name="P28" style:family="paragraph" style:parent-style-name="Standard">
      <style:text-properties officeooo:rsid="000909f7" officeooo:paragraph-rsid="000909f7" style:language-asian="ja" style:country-asian="JP"/>
    </style:style>
    <style:style style:name="P29" style:family="paragraph" style:parent-style-name="Standard">
      <style:text-properties officeooo:rsid="0024b635" officeooo:paragraph-rsid="0024b635" style:language-asian="ja" style:country-asian="JP"/>
    </style:style>
    <style:style style:name="T1" style:family="text">
      <style:text-properties officeooo:rsid="000af3ea"/>
    </style:style>
    <style:style style:name="T2" style:family="text">
      <style:text-properties officeooo:rsid="0016299a" style:language-asian="ja" style:country-asian="JP"/>
    </style:style>
    <style:style style:name="T3" style:family="text">
      <style:text-properties officeooo:rsid="00181578" style:language-asian="ja" style:country-asian="JP"/>
    </style:style>
    <style:style style:name="T4" style:family="text">
      <style:text-properties style:text-position="sub 58%"/>
    </style:style>
    <style:style style:name="T5" style:family="text">
      <style:text-properties style:text-position="sub 58%" fo:font-size="10.5pt" style:font-size-asian="10.5pt" style:font-size-complex="10.5pt"/>
    </style:style>
    <style:style style:name="T6" style:family="text">
      <style:text-properties style:text-position="sub 58%" officeooo:rsid="000ceb12"/>
    </style:style>
    <style:style style:name="T7" style:family="text">
      <style:text-properties style:text-position="sub 58%" officeooo:rsid="000ecbbb"/>
    </style:style>
    <style:style style:name="T8" style:family="text">
      <style:text-properties style:text-position="sub 58%" officeooo:rsid="000f2790"/>
    </style:style>
    <style:style style:name="T9" style:family="text">
      <style:text-properties style:text-position="sub 58%" officeooo:rsid="000fbed3"/>
    </style:style>
    <style:style style:name="T10" style:family="text">
      <style:text-properties style:text-position="sub 58%" officeooo:rsid="00100aae"/>
    </style:style>
    <style:style style:name="T11" style:family="text">
      <style:text-properties style:text-position="sub 58%" officeooo:rsid="0012863b"/>
    </style:style>
    <style:style style:name="T12" style:family="text">
      <style:text-properties style:text-position="sub 58%" officeooo:rsid="0016299a"/>
    </style:style>
    <style:style style:name="T13" style:family="text">
      <style:text-properties style:text-position="sub 58%" officeooo:rsid="001fa6d9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officeooo:rsid="000ceb12"/>
    </style:style>
    <style:style style:name="T16" style:family="text">
      <style:text-properties officeooo:rsid="000ecbbb"/>
    </style:style>
    <style:style style:name="T17" style:family="text">
      <style:text-properties officeooo:rsid="000f2790"/>
    </style:style>
    <style:style style:name="T18" style:family="text">
      <style:text-properties officeooo:rsid="00100aae"/>
    </style:style>
    <style:style style:name="T19" style:family="text">
      <style:text-properties officeooo:rsid="0012863b"/>
    </style:style>
    <style:style style:name="T20" style:family="text">
      <style:text-properties officeooo:rsid="001fa06d"/>
    </style:style>
    <style:style style:name="T21" style:family="text">
      <style:text-properties officeooo:rsid="001fa6d9"/>
    </style:style>
    <style:style style:name="T22" style:family="text">
      <style:text-properties officeooo:rsid="001fa8b1"/>
    </style:style>
    <style:style style:name="T23" style:family="text">
      <style:text-properties officeooo:rsid="0027004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264in" fo:text-indent="-0.25in" fo:margin-left="1.526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764in" fo:text-indent="-0.25in" fo:margin-left="1.776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0264in" fo:text-indent="-0.25in" fo:margin-left="2.026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764in" fo:text-indent="-0.25in" fo:margin-left="2.276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264in" fo:text-indent="-0.25in" fo:margin-left="2.526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764in" fo:text-indent="-0.25in" fo:margin-left="2.776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0264in" fo:text-indent="-0.25in" fo:margin-left="3.026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764in" fo:text-indent="-0.25in" fo:margin-left="3.276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264in" fo:text-indent="-0.25in" fo:margin-left="3.526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764in" fo:text-indent="-0.25in" fo:margin-left="3.7764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9772in" fo:text-indent="-0.25in" fo:margin-left="3.97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con 29</text:p>
      <text:p text:style-name="P1"/>
      <text:p text:style-name="P5">2.</text:p>
      <text:p text:style-name="P5"/>
      <text:p text:style-name="P1"><text:span text:style-name="T1">b. </text:span>会話を聞いて、空欄を埋めましょう。</text:p>
      <text:p text:style-name="P7"><text:tab/><text:tab/><text:tab/>　　　<text:span text:style-name="T23"><text:tab/> <text:s text:c="4"/></text:span><text:span text:style-name="T5">いま　でんしゃ　 <text:s/>わす　 もの</text:span></text:p>
      <text:p text:style-name="P1">イーさん　　：すみません。（　今の電車に忘れ物をしてしまった　）んですが......。</text:p>
      <text:p text:style-name="P17">　　　<text:span text:style-name="T14">えきいん<text:tab/><text:tab/>　 <text:s/>わす</text:span></text:p>
      <text:p text:style-name="P1">（　駅員　）：何を（　忘れた　）んですか?</text:p>
      <text:p text:style-name="P7"><text:tab/><text:tab/>　　<text:span text:style-name="T15"> </text:span><text:span text:style-name="T4">あお<text:tab/><text:tab/><text:tab/><text:tab/><text:tab/></text:span><text:span text:style-name="T6"> <text:s text:c="14"/></text:span><text:span text:style-name="T4">そとがわ　</text:span><text:span text:style-name="T6"> <text:s/></text:span><text:span text:style-name="T4">おお</text:span><text:span text:style-name="T8"><text:tab/><text:tab/>　　　　つ</text:span></text:p>
      <text:p text:style-name="P4">イーさん　　：（　青いカバン　）です。このくらいの......。（　外側に大きいポケット　）が付いて<text:span text:style-name="T15"><text:tab/><text:tab/></text:span>います。</text:p>
      <text:p text:style-name="P7"><text:tab/><text:tab/><text:tab/>　<text:span text:style-name="T4">へん</text:span><text:tab/>　<text:span text:style-name="T17"> <text:s text:c="2"/></text:span><text:span text:style-name="T4">お</text:span></text:p>
      <text:p text:style-name="P3">（　駅員　）：どの（　辺　）に置きましたか?</text:p>
      <text:p text:style-name="P7"><text:tab/><text:tab/>　　<text:span text:style-name="T16"><text:tab/> <text:s text:c="2"/></text:span><text:span text:style-name="T4">おぼ<text:tab/><text:tab/><text:tab/><text:tab/></text:span><text:span text:style-name="T9"> あ</text:span><text:span text:style-name="T4">みだな　</text:span><text:span text:style-name="T9"> </text:span><text:span text:style-name="T4">うえ　　お</text:span></text:p>
      <text:p text:style-name="P4">イーさん　　：よく（　覚えていません　）。でも、網棚の上に置きました。</text:p>
      <text:p text:style-name="P7"><text:tab/><text:tab/><text:span text:style-name="T18"> </text:span><text:span text:style-name="T4">なか　</text:span><text:span text:style-name="T10"> </text:span><text:span text:style-name="T4">なに　　　　　はい</text:span></text:p>
      <text:p text:style-name="P3">（　駅員　）：中に何が（　入っています　）か？</text:p>
      <text:p text:style-name="P7"><text:tab/><text:tab/><text:span text:style-name="T4">　　　　</text:span><text:span text:style-name="T7"> <text:s text:c="12"/></text:span><text:span text:style-name="T4">たし<text:tab/></text:span><text:span text:style-name="T7"> <text:s text:c="14"/></text:span><text:span text:style-name="T4">ほん　</text:span><text:span text:style-name="T7"> </text:span><text:span text:style-name="T4">かさ</text:span><text:span text:style-name="T7"> <text:s text:c="5"/>はい</text:span></text:p>
      <text:p text:style-name="P4">イーさん　　：えーと、確か、（　本と傘が入っています　）。</text:p>
      <text:p text:style-name="P8"><text:tab/><text:tab/><text:tab/>　 <text:s text:c="2"/><text:span text:style-name="T4">しら<text:tab/><text:tab/><text:tab/><text:tab/><text:tab/> ま</text:span></text:p>
      <text:p text:style-name="P3">（　駅員　）：じゃ、（　調べます　）から、ちょっと（　待ってい　）てください。</text:p>
      <text:p text:style-name="P2"/>
      <text:p text:style-name="P2">....................................................................................</text:p>
      <text:p text:style-name="P2"/>
      <text:p text:style-name="P3">（　駅員　）：ありましたよ。</text:p>
      <text:p text:style-name="P9"><text:tab/><text:tab/><text:tab/>　　<text:span text:style-name="T4">よ</text:span></text:p>
      <text:p text:style-name="P4">イーさん　　：（　ああ、良かった〜　）。</text:p>
      <text:p text:style-name="P7"><text:tab/><text:tab/><text:tab/> <text:s/><text:span text:style-name="T4">しんじゅく <text:s text:c="2"/>えき</text:span></text:p>
      <text:p text:style-name="P3">（　駅員　）：今、（　新宿　駅　）にありますが、どうしますか?</text:p>
      <text:p text:style-name="P2">　　　<text:span text:style-name="T19"><text:tab/><text:tab/><text:tab/>　</text:span><text:span text:style-name="T11">と</text:span></text:p>
      <text:p text:style-name="P4">イーさん　　：（　すぐ取りにいきます　）。</text:p>
      <text:p text:style-name="P7"><text:tab/><text:tab/><text:tab/>　 <text:s/><text:span text:style-name="T4">しんじゅく <text:s text:c="2"/>えき <text:s text:c="6"/>じ <text:s/>む <text:s/>しょ　　い</text:span></text:p>
      <text:p text:style-name="P3">（　駅員　）：じゃ、（　新宿　駅の事務所に行っ　）てください。</text:p>
      <text:p text:style-name="P2"/>
      <text:p text:style-name="P4">イーさん　　：はい。どうも（　ありがとうございました　）。</text:p>
      <text:p text:style-name="P2"/>
      <text:p text:style-name="P2"/>
      <text:p text:style-name="P2"/>
      <text:p text:style-name="P19"/>
      <text:p text:style-name="P2">１．隣の人と次の会話をしましょう。下線の部分を変えて、会話をしましょう。</text:p>
      <text:p text:style-name="P2"/>
      <text:p text:style-name="P6">a. <text:tab/>A : あのう......。</text:p>
      <text:p text:style-name="P6"/>
      <text:p text:style-name="P6"><text:tab/>B : はい。</text:p>
      <text:p text:style-name="P10"><text:tab/><text:tab/>　　 <text:s/><text:span text:style-name="T4">は</text:span><text:span text:style-name="T12"><text:tab/><text:tab/><text:tab/><text:tab/>　　 </text:span></text:p>
      <text:p text:style-name="P18"><text:tab/>A : かばんが開いていますよ。</text:p>
      <text:p text:style-name="P11"><text:tab/><text:tab/><text:tab/><text:tab/> <text:s text:c="5"/><text:span text:style-name="T12">はず</text:span><text:span text:style-name="T4"><text:tab/><text:tab/><text:tab/> <text:s text:c="9"/></text:span></text:p>
      <text:list xml:id="list3143413688" text:style-name="L1">
        <text:list-item>
          <text:p text:style-name="P20"><text:span text:style-name="T3">i. </text:span><text:span text:style-name="T2">ボタンが外れていますよ</text:span><text:span text:style-name="T3"> / ...がなくなっていますよ　/ ...がとれていますよ。</text:span></text:p>
          <text:p text:style-name="P21">　　　　　　　　　　　　　　　　　　　 かみ</text:p>
        </text:list-item>
        <text:list-item>
          <text:p text:style-name="P22">ii. ドライクリーニングの紙がついていますよ。</text:p>
        </text:list-item>
      </text:list>
      <text:p text:style-name="P11"><text:tab/><text:tab/><text:tab/><text:tab/><text:tab/><text:tab/> <text:s text:c="4"/></text:p>
      <text:p text:style-name="P11"><text:tab/><text:tab/><text:tab/><text:tab/><text:tab/><text:tab/> </text:p>
      <text:p text:style-name="P6"><text:tab/>B : えっ。あ、どうもすみません。</text:p>
      <text:p text:style-name="P6"/>
      <text:p text:style-name="P6"/>
      <text:p text:style-name="P6"/>
      <text:p text:style-name="P12"><text:tab/><text:tab/><text:tab/><text:tab/> <text:s text:c="10"/><text:span text:style-name="T4">つか</text:span></text:p>
      <text:p text:style-name="P6">b.<text:tab/>A :すみません。このパンチ、使ってもいいですか?</text:p>
      <text:p text:style-name="P14"><text:tab/><text:tab/>　　　<text:span text:style-name="T4">ふくろ</text:span><text:span text:style-name="T13"><text:tab/>　ふうとう</text:span></text:p>
      <text:list xml:id="list2697628154" text:style-name="L2">
        <text:list-item>
          <text:p text:style-name="P23">袋<text:span text:style-name="T22"> <text:s text:c="2"/></text:span>　<text:span text:style-name="T20">/ <text:s text:c="2"/>封筒</text:span></text:p>
        </text:list-item>
      </text:list>
      <text:p text:style-name="P13"><text:tab/><text:tab/><text:tab/><text:tab/> <text:span text:style-name="T4"><text:s/>こわ<text:tab/><text:tab/><text:tab/><text:tab/>　 つか</text:span></text:p>
      <text:p text:style-name="P6"><text:tab/>B : あ、そのパンチは、壊れていますから、こちらのを使ってください。</text:p>
      <text:p text:style-name="P15"><text:tab/><text:tab/><text:tab/><text:tab/><text:span text:style-name="T4">よご</text:span><text:span text:style-name="T13"><text:tab/>　　 <text:s/>やぶ</text:span></text:p>
      <text:list xml:id="list1411124485" text:style-name="L3">
        <text:list-item>
          <text:p text:style-name="P24">汚れて　<text:span text:style-name="T21">/ <text:s/>破れて</text:span></text:p>
        </text:list-item>
      </text:list>
      <text:p text:style-name="P6"/>
      <text:p text:style-name="P6"/>
      <text:p text:style-name="P29">(pas fait en cours)</text:p>
      <text:p text:style-name="P29"/>
      <text:p text:style-name="P6">c.<text:tab/>A : どうしたんですか?</text:p>
      <text:p text:style-name="P16"><text:tab/><text:tab/> <text:s text:c="7"/><text:span text:style-name="T4">さいふ <text:s text:c="9"/>お</text:span></text:p>
      <text:p text:style-name="P6"><text:tab/>B : どこかで財布を落としてしまったんです。</text:p>
      <text:p text:style-name="P6"/>
      <text:list xml:id="list3249061916" text:style-name="L4">
        <text:list-item>
          <text:p text:style-name="P25">i. </text:p>
          <text:p text:style-name="P26"/>
        </text:list-item>
        <text:list-item>
          <text:p text:style-name="P26">ii.</text:p>
        </text:list-item>
      </text:list>
      <text:p text:style-name="P6"/>
      <text:p text:style-name="P6"><text:tab/>A : それは大変ですね。すぐ交番に行かないと。</text:p>
      <text:p text:style-name="P6"/>
      <text:p text:style-name="P6"><text:tab/>B : ええ。</text:p>
      <text:p text:style-name="P6"/>
      <text:p text:style-name="P6"/>
      <text:p text:style-name="P6"/>
      <text:p text:style-name="P6">2.</text:p>
      <text:p text:style-name="P6"/>
      <text:p text:style-name="P6">a. 会話を聞きましょう。次の文は、〇ですか、×ですか?</text:p>
      <text:p text:style-name="P6"/>
      <text:list xml:id="list2736811247" text:style-name="L5">
        <text:list-item>
          <text:p text:style-name="P27">i.イーさんは、駅員さんと話しています。</text:p>
          <text:p text:style-name="P27"/>
        </text:list-item>
        <text:list-item>
          <text:p text:style-name="P27"><text:soft-page-break/>ii.イーさんは、バスにかばんを忘れました。</text:p>
          <text:p text:style-name="P27"/>
        </text:list-item>
        <text:list-item>
          <text:p text:style-name="P27">iii.イーさんのかばんには、ポケットがあります。</text:p>
          <text:p text:style-name="P27"/>
        </text:list-item>
        <text:list-item>
          <text:p text:style-name="P27">iv.イーさんのかばんには、青い傘が入っています。</text:p>
          <text:p text:style-name="P27"/>
        </text:list-item>
        <text:list-item>
          <text:p text:style-name="P27">v.イーさんのかばんは、見つかりました。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7T11:09:45.987316705</meta:creation-date>
    <meta:generator>LibreOffice/6.4.7.2$Linux_X86_64 LibreOffice_project/40$Build-2</meta:generator>
    <dc:date>2021-10-27T13:22:21.352443814</dc:date>
    <meta:editing-duration>PT1H17M31S</meta:editing-duration>
    <meta:editing-cycles>30</meta:editing-cycles>
    <meta:document-statistic meta:table-count="0" meta:image-count="0" meta:object-count="0" meta:page-count="3" meta:paragraph-count="70" meta:word-count="882" meta:character-count="1469" meta:non-whitespace-character-count="1023"/>
  </office:meta>
</office:document-meta>
</file>